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ff </text:p>
      <text:p text:style-name="Standard"/>
      <text:p text:style-name="Standard">new design and features</text:p>
      <text:p text:style-name="Standard">landing page first </text:p>
      <text:p text:style-name="Standard">-beta account test</text:p>
      <text:p text:style-name="Standard">-beta tester program </text:p>
      <text:p text:style-name="Standard"/>
      <text:p text:style-name="Standard">mail chimp</text:p>
      <text:list xml:id="list3620502881017661183" text:style-name="L1">
        <text:list-item>
          <text:p text:style-name="P1">slack and trello</text:p>
        </text:list-item>
        <text:list-item>
          <text:p text:style-name="P1">dropbox</text:p>
        </text:list-item>
        <text:list-item>
          <text:p text:style-name="P1">invision tool </text:p>
        </text:list-item>
        <text:list-item>
          <text:p text:style-name="P1">slack – use </text:p>
        </text:list-item>
      </text:list>
      <text:p text:style-name="Standard">Timeframe – nov 1</text:p>
      <text:p text:style-name="Standard">asap </text:p>
      <text:p text:style-name="Standard"/>
      <text:p text:style-name="Standard">deployment – current discovershowgo.com</text:p>
      <text:p text:style-name="Standard"/>
      <text:p text:style-name="Standard">responsive design – specific screen sizes?</text:p>
      <text:p text:style-name="Standard">Laptop and mobile – smoothly on mobile, laptop, tablets</text:p>
      <text:p text:style-name="Standard"/>
      <text:p text:style-name="Standard">design channel – in slack </text:p>
      <text:p text:style-name="Standard"/>
      <text:p text:style-name="Standard">bottom link takes to old site. Take to blog. </text:p>
      <text:p text:style-name="Standard"/>
      <text:p text:style-name="Standard">Id: </text:p>
      <text:p text:style-name="Standard">top-div</text:p>
      <text:p text:style-name="Standard">footer</text:p>
      <text:p text:style-name="Standard"/>
      <text:p text:style-name="Standard">class: </text:p>
      <text:p text:style-name="Standard">fullpage -div</text:p>
      <text:p text:style-name="Standard">button</text:p>
      <text:p text:style-name="Standard">icon div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hy Lepe</meta:initial-creator>
    <meta:creation-date>2014-11-13T13:57:28</meta:creation-date>
    <dc:date>2014-11-13T21:08:07</dc:date>
    <dc:creator>Kathy Lepe</dc:creator>
    <meta:editing-duration>PT1H28M3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24" meta:word-count="76" meta:character-count="429"/>
  </office:meta>
</office:document-meta>
</file>